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17b8"/>
    </style:style>
    <style:style style:name="P2" style:family="paragraph" style:parent-style-name="Standard">
      <style:text-properties officeooo:rsid="00069428" officeooo:paragraph-rsid="000db9cb"/>
    </style:style>
    <style:style style:name="P3" style:family="paragraph" style:parent-style-name="Standard">
      <style:text-properties fo:font-weight="normal" officeooo:rsid="000db9cb" officeooo:paragraph-rsid="000db9cb" style:font-weight-asian="normal" style:font-weight-complex="normal"/>
    </style:style>
    <style:style style:name="P4" style:family="paragraph" style:parent-style-name="Title">
      <style:text-properties officeooo:rsid="00069428" officeooo:paragraph-rsid="00069428"/>
    </style:style>
    <style:style style:name="T1" style:family="text">
      <style:text-properties fo:font-weight="bold" officeooo:rsid="00087697" style:font-weight-asian="bold" style:font-weight-complex="bold"/>
    </style:style>
    <style:style style:name="T2" style:family="text">
      <style:text-properties officeooo:rsid="00087697"/>
    </style:style>
    <style:style style:name="T3" style:family="text">
      <style:text-properties fo:font-weight="normal" officeooo:rsid="00087697" style:font-weight-asian="normal" style:font-weight-complex="normal"/>
    </style:style>
    <style:style style:name="T4" style:family="text">
      <style:text-properties fo:font-weight="normal" officeooo:rsid="000b0b9d" style:font-weight-asian="normal" style:font-weight-complex="normal"/>
    </style:style>
    <style:style style:name="T5" style:family="text">
      <style:text-properties fo:font-weight="normal" officeooo:rsid="000d9af3" style:font-weight-asian="normal" style:font-weight-complex="normal"/>
    </style:style>
    <style:style style:name="T6" style:family="text">
      <style:text-properties fo:font-weight="normal" officeooo:rsid="000da018" style:font-weight-asian="normal" style:font-weight-complex="normal"/>
    </style:style>
    <style:style style:name="T7" style:family="text">
      <style:text-properties fo:font-weight="normal" officeooo:rsid="000db9cb" style:font-weight-asian="normal" style:font-weight-complex="normal"/>
    </style:style>
    <style:style style:name="T8" style:family="text">
      <style:text-properties fo:font-weight="normal" officeooo:rsid="000eb91b" style:font-weight-asian="normal" style:font-weight-complex="normal"/>
    </style:style>
    <style:style style:name="T9" style:family="text">
      <style:text-properties fo:font-weight="normal" officeooo:rsid="000ecfa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rmometer</text:p>
      <text:p text:style-name="P1"/>
      <text:p text:style-name="P1"/>
      <text:p text:style-name="P2">In this section, you will take the hardware and software you have assembled to run the OLED and BME280 separately; and combine them together into into a new sketch that uses both of them to print the current temperature to the screen. <text:line-break/><text:line-break/><text:span text:style-name="T2">Lets start by making sure we have all the needed code files open and ready to go. <text:line-break/><text:line-break/>1) Open up the provided sketch of </text:span><text:span text:style-name="T1">Thermometer.ino</text:span><text:span text:style-name="T2">. This file is a template to help you start writing the Thermometer code. <text:line-break/><text:line-break/>2) Navigate back to the hour 2 code and open up the sketch </text:span><text:span text:style-name="T1">BME280.ino<text:line-break/><text:line-break/></text:span><text:span text:style-name="T3">3) Navigate back to the hour 3 code and open up the sketch </text:span><text:span text:style-name="T1">OLED.ino</text:span><text:span text:style-name="T3"><text:line-break/><text:line-break/>With these files open, we can begin the process of merging our code for the final product. <text:line-break/><text:line-break/></text:span><text:span text:style-name="T5">Go line by line through the comments that are </text:span><text:span text:style-name="T6">provided in the document. </text:span><text:span text:style-name="T7">For each comment, you must implement a block of code that implements t</text:span><text:span text:style-name="T8">he described feature</text:span><text:span text:style-name="T7">. For instance; if you encountered a comment like:<text:line-break/><text:line-break/>/* create a new variable of type integer with a value of 3 */</text:span></text:p>
      <text:p text:style-name="P3"/>
      <text:p text:style-name="P2"><text:span text:style-name="T7">You might implement that comment by writing the following code underneath it:<text:line-break/><text:line-break/>int myNumber <text:s/>= 3;<text:line-break/><text:line-break/></text:span><text:span text:style-name="T8">Many of the comments you will implement by copy/pasting blocks of code from your existing sketches. </text:span><text:span text:style-name="T9"><text:line-break/><text:line-break/>Each time you implement a block of code, you should press the verify button of the Arduino IDE. This will check your most recent code for any compile errors. Its much easier to correct these mistakes of you catch them right after you make them, making regular compilation a good policy when developing. </text:span><text:span text:style-name="T8"><text:line-break/><text:line-break/></text:span><text:span text:style-name="T7"><text:line-break/><text:line-break/><text:line-break/><text:line-break/></text:span><text:span text:style-name="T5"><text:line-break/><text:line-break/></text:span><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0:57:02.486000000</meta:creation-date>
    <dc:date>2017-08-31T13:29:39.405000000</dc:date>
    <meta:editing-duration>PT4H11M37S</meta:editing-duration>
    <meta:editing-cycles>4</meta:editing-cycles>
    <meta:generator>LibreOffice/5.2.1.2$Windows_x86 LibreOffice_project/31dd62db80d4e60af04904455ec9c9219178d620</meta:generator>
    <meta:document-statistic meta:table-count="0" meta:image-count="0" meta:object-count="0" meta:page-count="1" meta:paragraph-count="3" meta:word-count="261" meta:character-count="1478" meta:non-whitespace-character-count="1194"/>
  </office:meta>
</office:document-meta>
</file>